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bugando o push_swap Passo a Passo</text:h>
      <text:h text:style-name="Heading_20_2" text:outline-level="2">🔍 Passo 1: Entrada no <text:span text:style-name="Source_20_Text">main()</text:span> (<text:span text:style-name="Source_20_Text">main.c</text:span>)</text:h>
      <text:h text:style-name="Heading_20_3" text:outline-level="3"><text:span text:style-name="Strong_20_Emphasis">Código executado primeiro</text:span></text:h>
      <text:p text:style-name="Preformatted_20_Text"><text:span text:style-name="Source_20_Text">int main(int argc, char **argv)</text:span></text:p>
      <text:p text:style-name="Preformatted_20_Text"><text:span text:style-name="Source_20_Text">{</text:span></text:p>
      <text:p text:style-name="Preformatted_20_Text"><text:span text:style-name="Source_20_Text"><text:s text:c="4"/>t_pushswap ps;</text:span></text:p>
      <text:p text:style-name="Preformatted_20_Text"/>
      <text:p text:style-name="Preformatted_20_Text"><text:span text:style-name="Source_20_Text"><text:s text:c="4"/>if (argc &lt; 2)</text:span></text:p>
      <text:p text:style-name="Preformatted_20_Text"><text:span text:style-name="Source_20_Text"><text:s text:c="8"/>return (0);</text:span></text:p>
      <text:p text:style-name="Preformatted_20_Text"><text:span text:style-name="Source_20_Text"><text:s text:c="4"/>init_struct(&amp;ps);</text:span></text:p>
      <text:p text:style-name="Preformatted_20_Text"><text:span text:style-name="Source_20_Text"><text:s text:c="4"/>parse_args(&amp;ps, argc, argv);</text:span></text:p>
      <text:p text:style-name="Preformatted_20_Text"><text:span text:style-name="Source_20_Text"><text:s text:c="4"/>if (is_sorted(ps.stack_a)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ree_stack(&amp;ps.stack_a);</text:span></text:p>
      <text:p text:style-name="Preformatted_20_Text"><text:span text:style-name="Source_20_Text"><text:s text:c="8"/>return (0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ps.size_a &lt;= 5)</text:span></text:p>
      <text:p text:style-name="Preformatted_20_Text"><text:span text:style-name="Source_20_Text"><text:s text:c="8"/>small_sort(&amp;ps);</text:span></text:p>
      <text:p text:style-name="Preformatted_20_Text"><text:span text:style-name="Source_20_Text"><text:s text:c="4"/>else</text:span></text:p>
      <text:p text:style-name="Preformatted_20_Text"><text:span text:style-name="Source_20_Text"><text:s text:c="8"/>turkish_sort(&amp;ps);</text:span></text:p>
      <text:p text:style-name="Preformatted_20_Text"><text:span text:style-name="Source_20_Text"><text:s text:c="4"/>free_stack(&amp;ps.stack_a);</text:span></text:p>
      <text:p text:style-name="Preformatted_20_Text"><text:span text:style-name="Source_20_Text"><text:s text:c="4"/>free_stack(&amp;ps.stack_b);</text:span></text:p>
      <text:p text:style-name="Preformatted_20_Text"><text:span text:style-name="Source_20_Text"><text:s text:c="4"/>return (0);</text:span></text:p>
      <text:p text:style-name="P1"><text:span text:style-name="Source_20_Text">}</text:span></text:p>
      <text:h text:style-name="Heading_20_3" text:outline-level="3"><text:span text:style-name="Strong_20_Emphasis">O que acontece aqui?</text:span></text:h>
      <text:list text:style-name="L1">
        <text:list-item>
          <text:p text:style-name="P2"><text:span text:style-name="Strong_20_Emphasis">O programa recebe argumentos (</text:span><text:span text:style-name="Strong_20_Emphasis"><text:span text:style-name="Source_20_Text">argc</text:span></text:span><text:span text:style-name="Strong_20_Emphasis">, </text:span><text:span text:style-name="Strong_20_Emphasis"><text:span text:style-name="Source_20_Text">argv</text:span></text:span><text:span text:style-name="Strong_20_Emphasis">)</text:span></text:p>
          <text:list>
            <text:list-item>
              <text:p text:style-name="P3">Se <text:span text:style-name="Source_20_Text">argc &lt; 2</text:span>, ele termina sem fazer nada. </text:p>
            </text:list-item>
          </text:list>
        </text:list-item>
        <text:list-item>
          <text:p text:style-name="P2"><text:span text:style-name="Strong_20_Emphasis">Inicializa a estrutura principal (</text:span><text:span text:style-name="Strong_20_Emphasis"><text:span text:style-name="Source_20_Text">init_struct(&amp;ps)</text:span></text:span><text:span text:style-name="Strong_20_Emphasis">)</text:span></text:p>
          <text:list>
            <text:list-item>
              <text:p text:style-name="P3"><text:span text:style-name="Source_20_Text">stack_a = NULL</text:span>, <text:span text:style-name="Source_20_Text">stack_b = NULL</text:span>, <text:span text:style-name="Source_20_Text">size_a = 0</text:span>, <text:span text:style-name="Source_20_Text">size_b = 0</text:span>. </text:p>
            </text:list-item>
          </text:list>
        </text:list-item>
        <text:list-item>
          <text:p text:style-name="P2"><text:span text:style-name="Strong_20_Emphasis">Converte os argumentos em números e preenche </text:span><text:span text:style-name="Strong_20_Emphasis"><text:span text:style-name="Source_20_Text">stack_a</text:span></text:span><text:span text:style-name="Strong_20_Emphasis"> (</text:span><text:span text:style-name="Strong_20_Emphasis"><text:span text:style-name="Source_20_Text">parse_args()</text:span></text:span><text:span text:style-name="Strong_20_Emphasis">)</text:span></text:p>
          <text:list>
            <text:list-item>
              <text:p text:style-name="P2">Aqui entramos na <text:span text:style-name="Strong_20_Emphasis">próxima função</text:span> do debug: <text:span text:style-name="Source_20_Text">parse_args()</text:span>. </text:p>
            </text:list-item>
          </text:list>
        </text:list-item>
      </text:list>
      <text:p text:style-name="Horizontal_20_Line"/>
      <text:h text:style-name="Heading_20_2" text:outline-level="2">🔍 Passo 2: Processamento dos Argumentos (<text:span text:style-name="Source_20_Text">parse_args.c</text:span>)</text:h>
      <text:p text:style-name="Preformatted_20_Text"><text:span text:style-name="Source_20_Text">void parse_args(t_pushswap *ps, int argc, char **argv)</text:span></text:p>
      <text:p text:style-name="Preformatted_20_Text"><text:span text:style-name="Source_20_Text">{</text:span></text:p>
      <text:p text:style-name="Preformatted_20_Text"><text:span text:style-name="Source_20_Text"><text:s text:c="4"/>int <text:s text:c="4"/>i;</text:span></text:p>
      <text:p text:style-name="Preformatted_20_Text"><text:span text:style-name="Source_20_Text"><text:s text:c="4"/>int <text:s text:c="4"/>val;</text:span></text:p>
      <text:p text:style-name="Preformatted_20_Text"><text:span text:style-name="Source_20_Text"><text:s text:c="4"/>t_node <text:s/>*new;</text:span></text:p>
      <text:p text:style-name="Preformatted_20_Text"/>
      <text:p text:style-name="Preformatted_20_Text"><text:span text:style-name="Source_20_Text"><text:s text:c="4"/>i = 1;</text:span></text:p>
      <text:p text:style-name="Preformatted_20_Text"><text:span text:style-name="Source_20_Text"><text:s text:c="4"/>while (i &lt; argc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f (!ft_isnumber(argv[i]) || !is_int(argv[i]))</text:span></text:p>
      <text:p text:style-name="Preformatted_20_Text"><text:soft-page-break/><text:span text:style-name="Source_20_Text"><text:s text:c="12"/>error_and_exit();</text:span></text:p>
      <text:p text:style-name="Preformatted_20_Text"><text:span text:style-name="Source_20_Text"><text:s text:c="8"/>val = ft_atoi(argv[i]);</text:span></text:p>
      <text:p text:style-name="Preformatted_20_Text"><text:span text:style-name="Source_20_Text"><text:s text:c="8"/>check_duplicate(ps, val);</text:span></text:p>
      <text:p text:style-name="Preformatted_20_Text"><text:span text:style-name="Source_20_Text"><text:s text:c="8"/>new = create_new_node(val);</text:span></text:p>
      <text:p text:style-name="Preformatted_20_Text"><text:span text:style-name="Source_20_Text"><text:s text:c="8"/>push_back(&amp;ps-&gt;stack_a, new);</text:span></text:p>
      <text:p text:style-name="Preformatted_20_Text"><text:span text:style-name="Source_20_Text"><text:s text:c="8"/>ps-&gt;size_a++;</text:span></text:p>
      <text:p text:style-name="Preformatted_20_Text"><text:span text:style-name="Source_20_Text"><text:s text:c="8"/>i++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O que acontece aqui?</text:span></text:h>
      <text:list text:style-name="L2">
        <text:list-item>
          <text:p text:style-name="P4"><text:span text:style-name="Strong_20_Emphasis">Percorre cada argumento (</text:span><text:span text:style-name="Strong_20_Emphasis"><text:span text:style-name="Source_20_Text">argv[i]</text:span></text:span><text:span text:style-name="Strong_20_Emphasis">)</text:span> e verifica se:</text:p>
          <text:list>
            <text:list-item>
              <text:p text:style-name="P5">É um número (<text:span text:style-name="Source_20_Text">ft_isnumber()</text:span>). </text:p>
            </text:list-item>
            <text:list-item>
              <text:p text:style-name="P5">Está dentro dos limites de um <text:span text:style-name="Source_20_Text">int</text:span> (<text:span text:style-name="Source_20_Text">is_int()</text:span>). </text:p>
            </text:list-item>
          </text:list>
        </text:list-item>
        <text:list-item>
          <text:p text:style-name="P4"><text:span text:style-name="Strong_20_Emphasis">Converte o argumento em inteiro (</text:span><text:span text:style-name="Strong_20_Emphasis"><text:span text:style-name="Source_20_Text">ft_atoi(argv[i])</text:span></text:span><text:span text:style-name="Strong_20_Emphasis">)</text:span>.</text:p>
        </text:list-item>
        <text:list-item>
          <text:p text:style-name="P4"><text:span text:style-name="Strong_20_Emphasis">Verifica se é duplicado (</text:span><text:span text:style-name="Strong_20_Emphasis"><text:span text:style-name="Source_20_Text">check_duplicate()</text:span></text:span><text:span text:style-name="Strong_20_Emphasis">)</text:span>.</text:p>
          <text:list>
            <text:list-item>
              <text:p text:style-name="P5">Se já existir na <text:span text:style-name="Source_20_Text">stack_a</text:span>, chama <text:span text:style-name="Source_20_Text">error_and_exit()</text:span>. </text:p>
            </text:list-item>
          </text:list>
        </text:list-item>
        <text:list-item>
          <text:p text:style-name="P4"><text:span text:style-name="Strong_20_Emphasis">Cria um novo nó (</text:span><text:span text:style-name="Strong_20_Emphasis"><text:span text:style-name="Source_20_Text">create_new_node(val)</text:span></text:span><text:span text:style-name="Strong_20_Emphasis">)</text:span> e adiciona à pilha <text:span text:style-name="Source_20_Text">stack_a</text:span> (<text:span text:style-name="Source_20_Text">push_back(&amp;ps-&gt;stack_a, new)</text:span>)**.</text:p>
        </text:list-item>
        <text:list-item>
          <text:p text:style-name="P4"><text:span text:style-name="Strong_20_Emphasis">Incrementa o tamanho da pilha (</text:span><text:span text:style-name="Strong_20_Emphasis"><text:span text:style-name="Source_20_Text">ps-&gt;size_a++</text:span></text:span><text:span text:style-name="Strong_20_Emphasis">)</text:span>.</text:p>
        </text:list-item>
      </text:list>
      <text:p text:style-name="Text_20_body">👉 <text:span text:style-name="Strong_20_Emphasis">Depois desse passo, </text:span><text:span text:style-name="Strong_20_Emphasis"><text:span text:style-name="Source_20_Text">stack_a</text:span></text:span><text:span text:style-name="Strong_20_Emphasis"> estará preenchida com os números passados como argumento</text:span>.</text:p>
      <text:p text:style-name="Horizontal_20_Line"/>
      <text:h text:style-name="Heading_20_1" text:outline-level="1">🔍 Passo 3: Verifica se a pilha já está ordenada (<text:span text:style-name="Source_20_Text">is_sorted()</text:span>)</text:h>
      <text:p text:style-name="Preformatted_20_Text"><text:span text:style-name="Source_20_Text">int is_sorted(t_node *stack)</text:span></text:p>
      <text:p text:style-name="Preformatted_20_Text"><text:span text:style-name="Source_20_Text">{</text:span></text:p>
      <text:p text:style-name="Preformatted_20_Text"><text:span text:style-name="Source_20_Text"><text:s text:c="4"/>while (stack &amp;&amp; stack-&gt;nex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f (stack-&gt;value &gt; stack-&gt;next-&gt;value)</text:span></text:p>
      <text:p text:style-name="Preformatted_20_Text"><text:span text:style-name="Source_20_Text"><text:s text:c="12"/>return (0);</text:span></text:p>
      <text:p text:style-name="Preformatted_20_Text"><text:span text:style-name="Source_20_Text"><text:s text:c="8"/>stack = stack-&gt;next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(1);</text:span></text:p>
      <text:p text:style-name="P1"><text:span text:style-name="Source_20_Text">}</text:span></text:p>
      <text:h text:style-name="Heading_20_3" text:outline-level="3"><text:span text:style-name="Strong_20_Emphasis">O que acontece aqui?</text:span></text:h>
      <text:list text:style-name="L3">
        <text:list-item>
          <text:p text:style-name="P7">Percorre <text:span text:style-name="Source_20_Text">stack_a</text:span> comparando cada elemento com o próximo. </text:p>
        </text:list-item>
        <text:list-item>
          <text:p text:style-name="P7">Se <text:span text:style-name="Strong_20_Emphasis">encontrar um número maior que o seguinte</text:span>, retorna <text:span text:style-name="Source_20_Text">0</text:span> (não ordenado). </text:p>
        </text:list-item>
        <text:list-item>
          <text:p text:style-name="P6">Se percorrer toda a lista sem encontrar problemas, retorna <text:span text:style-name="Source_20_Text">1</text:span> (ordenado). </text:p>
        </text:list-item>
      </text:list>
      <text:p text:style-name="Text_20_body">👉 <text:span text:style-name="Strong_20_Emphasis">Se </text:span><text:span text:style-name="Strong_20_Emphasis"><text:span text:style-name="Source_20_Text">stack_a</text:span></text:span><text:span text:style-name="Strong_20_Emphasis"> já estiver ordenada</text:span>, <text:span text:style-name="Source_20_Text">main()</text:span> libera a pilha e encerra o programa.</text:p>
      <text:p text:style-name="Horizontal_20_Line"/>
      <text:h text:style-name="Heading_20_1" text:outline-level="1"><text:soft-page-break/>🔍 Passo 4: Escolha do Algoritmo de Ordenação</text:h>
      <text:p text:style-name="Preformatted_20_Text"><text:span text:style-name="Source_20_Text">if (ps.size_a &lt;= 5)</text:span></text:p>
      <text:p text:style-name="Preformatted_20_Text"><text:span text:style-name="Source_20_Text"><text:s text:c="4"/>small_sort(&amp;ps);</text:span></text:p>
      <text:p text:style-name="Preformatted_20_Text"><text:span text:style-name="Source_20_Text">else</text:span></text:p>
      <text:p text:style-name="P1"><text:span text:style-name="Source_20_Text"><text:s text:c="4"/>turkish_sort(&amp;ps);</text:span></text:p>
      <text:p text:style-name="Text_20_body">👉 <text:span text:style-name="Strong_20_Emphasis">Se </text:span><text:span text:style-name="Strong_20_Emphasis"><text:span text:style-name="Source_20_Text">size_a ≤ 5</text:span></text:span><text:span text:style-name="Strong_20_Emphasis">, chama </text:span><text:span text:style-name="Strong_20_Emphasis"><text:span text:style-name="Source_20_Text">small_sort()</text:span></text:span><text:span text:style-name="Strong_20_Emphasis">, senão, </text:span><text:span text:style-name="Strong_20_Emphasis"><text:span text:style-name="Source_20_Text">turkish_sort()</text:span></text:span>.</text:p>
      <text:p text:style-name="Horizontal_20_Line"/>
      <text:h text:style-name="Heading_20_1" text:outline-level="1">🔍 Passo 5: Ordenação para Pequenos Conjuntos (<text:span text:style-name="Source_20_Text">small_sort.c</text:span>)</text:h>
      <text:h text:style-name="Heading_20_3" text:outline-level="3"><text:span text:style-name="Strong_20_Emphasis">Para 2 números</text:span></text:h>
      <text:p text:style-name="P1"><text:span text:style-name="Source_20_Text">if(ps-&gt;size_a&lt;=2&amp;&amp;!is_sorted(ps-&gt;stack_a)) sa(ps);</text:span></text:p>
      <text:p text:style-name="Quotations"><text:span text:style-name="Strong_20_Emphasis">Troca os dois números se estiverem fora de ordem</text:span>.</text:p>
      <text:h text:style-name="Heading_20_3" text:outline-level="3"><text:span text:style-name="Strong_20_Emphasis">Para 3 números</text:span></text:h>
      <text:p text:style-name="Preformatted_20_Text"><text:span text:style-name="Source_20_Text">static void sort_three(t_pushswap *ps)</text:span></text:p>
      <text:p text:style-name="Preformatted_20_Text"><text:span text:style-name="Source_20_Text">{</text:span></text:p>
      <text:p text:style-name="Preformatted_20_Text"><text:span text:style-name="Source_20_Text"><text:s text:c="4"/>int a=ps-&gt;stack_a-&gt;value,b=ps-&gt;stack_a-&gt;next-&gt;value,c=ps-&gt;stack_a-&gt;next-&gt;next-&gt;value;</text:span></text:p>
      <text:p text:style-name="Preformatted_20_Text"><text:span text:style-name="Source_20_Text"><text:s text:c="4"/>if(a&gt;b&amp;&amp;a&gt;c&amp;&amp;b&lt;c)ra(ps);</text:span></text:p>
      <text:p text:style-name="Preformatted_20_Text"><text:span text:style-name="Source_20_Text"><text:s text:c="4"/>else if(a&gt;b&amp;&amp;b&gt;c){ra(ps);sa(ps);}</text:span></text:p>
      <text:p text:style-name="Preformatted_20_Text"><text:span text:style-name="Source_20_Text"><text:s text:c="4"/>else if(a&gt;b&amp;&amp;b&lt;c&amp;&amp;a&lt;c)sa(ps);</text:span></text:p>
      <text:p text:style-name="Preformatted_20_Text"><text:span text:style-name="Source_20_Text"><text:s text:c="4"/>else if(a&lt;b&amp;&amp;b&gt;c&amp;&amp;a&gt;c)rra(ps);</text:span></text:p>
      <text:p text:style-name="Preformatted_20_Text"><text:span text:style-name="Source_20_Text"><text:s text:c="4"/>else if(a&lt;b&amp;&amp;b&gt;c&amp;&amp;a&lt;c){rra(ps);sa(ps);}</text:span></text:p>
      <text:p text:style-name="P1"><text:span text:style-name="Source_20_Text">}</text:span></text:p>
      <text:p text:style-name="Quotations"><text:span text:style-name="Strong_20_Emphasis">Aplica </text:span><text:span text:style-name="Strong_20_Emphasis"><text:span text:style-name="Source_20_Text">sa</text:span></text:span><text:span text:style-name="Strong_20_Emphasis">, </text:span><text:span text:style-name="Strong_20_Emphasis"><text:span text:style-name="Source_20_Text">ra</text:span></text:span><text:span text:style-name="Strong_20_Emphasis"> e </text:span><text:span text:style-name="Strong_20_Emphasis"><text:span text:style-name="Source_20_Text">rra</text:span></text:span><text:span text:style-name="Strong_20_Emphasis"> dependendo da combinação</text:span>.</text:p>
      <text:p text:style-name="Horizontal_20_Line"/>
      <text:h text:style-name="Heading_20_1" text:outline-level="1">Debugando o push_swap Passo a Passo</text:h>
      <text:h text:style-name="Heading_20_2" text:outline-level="2">🔍 Passo 6: Ordenação para Muitos Números (<text:span text:style-name="Source_20_Text">turkish_sort.c</text:span>)</text:h>
      <text:h text:style-name="Heading_20_3" text:outline-level="3"><text:span text:style-name="Strong_20_Emphasis">Passo 6.1 - Compressão de valores</text:span></text:h>
      <text:p text:style-name="Preformatted_20_Text"><text:span text:style-name="Source_20_Text">static void compress_values(t_pushswap *ps)</text:span></text:p>
      <text:p text:style-name="Preformatted_20_Text"><text:span text:style-name="Source_20_Text">{</text:span></text:p>
      <text:p text:style-name="Preformatted_20_Text"><text:span text:style-name="Source_20_Text"><text:s text:c="4"/>int *arr, i, j; </text:span></text:p>
      <text:p text:style-name="Preformatted_20_Text"><text:span text:style-name="Source_20_Text"><text:s text:c="4"/>t_node *tmp = ps-&gt;stack_a;</text:span></text:p>
      <text:p text:style-name="Preformatted_20_Text"><text:span text:style-name="Source_20_Text"><text:s text:c="4"/>arr = (int*)malloc(sizeof(int) * ps-&gt;size_a);</text:span></text:p>
      <text:p text:style-name="Preformatted_20_Text"><text:soft-page-break/><text:span text:style-name="Source_20_Text"><text:s text:c="4"/>if (!arr)</text:span></text:p>
      <text:p text:style-name="Preformatted_20_Text"><text:span text:style-name="Source_20_Text"><text:s text:c="8"/>error_and_exit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i = 0;</text:span></text:p>
      <text:p text:style-name="Preformatted_20_Text"><text:span text:style-name="Source_20_Text"><text:s text:c="4"/>while (tmp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rr[i++] = tmp-&gt;value;</text:span></text:p>
      <text:p text:style-name="Preformatted_20_Text"><text:span text:style-name="Source_20_Text"><text:s text:c="8"/>tmp = tmp-&gt;next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i = 1;</text:span></text:p>
      <text:p text:style-name="Preformatted_20_Text"><text:span text:style-name="Source_20_Text"><text:s text:c="4"/>while (i &lt; ps-&gt;size_a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j = i;</text:span></text:p>
      <text:p text:style-name="Preformatted_20_Text"><text:span text:style-name="Source_20_Text"><text:s text:c="8"/>while (j &gt; 0 &amp;&amp; arr[j - 1] &gt; arr[j]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nt t = arr[j];</text:span></text:p>
      <text:p text:style-name="Preformatted_20_Text"><text:span text:style-name="Source_20_Text"><text:s text:c="12"/>arr[j] = arr[j - 1];</text:span></text:p>
      <text:p text:style-name="Preformatted_20_Text"><text:span text:style-name="Source_20_Text"><text:s text:c="12"/>arr[j - 1] = t;</text:span></text:p>
      <text:p text:style-name="Preformatted_20_Text"><text:span text:style-name="Source_20_Text"><text:s text:c="12"/>j--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i++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tmp = ps-&gt;stack_a;</text:span></text:p>
      <text:p text:style-name="Preformatted_20_Text"><text:span text:style-name="Source_20_Text"><text:s text:c="4"/>while (tmp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j = 0;</text:span></text:p>
      <text:p text:style-name="Preformatted_20_Text"><text:span text:style-name="Source_20_Text"><text:s text:c="8"/>while (arr[j] != tmp-&gt;value)</text:span></text:p>
      <text:p text:style-name="Preformatted_20_Text"><text:span text:style-name="Source_20_Text"><text:s text:c="12"/>j++;</text:span></text:p>
      <text:p text:style-name="Preformatted_20_Text"><text:span text:style-name="Source_20_Text"><text:s text:c="8"/>tmp-&gt;value = j;</text:span></text:p>
      <text:p text:style-name="Preformatted_20_Text"><text:span text:style-name="Source_20_Text"><text:s text:c="8"/>tmp = tmp-&gt;next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free(arr);</text:span></text:p>
      <text:p text:style-name="P1"><text:span text:style-name="Source_20_Text">}</text:span></text:p>
      <text:h text:style-name="Heading_20_3" text:outline-level="3"><text:span text:style-name="Strong_20_Emphasis">O que acontece aqui?</text:span></text:h>
      <text:list text:style-name="L4">
        <text:list-item>
          <text:p text:style-name="P9">Mapeia os valores para um intervalo <text:span text:style-name="Source_20_Text">[0..n-1]</text:span>, facilitando a ordenação bit a bit. </text:p>
        </text:list-item>
        <text:list-item>
          <text:p text:style-name="P8">Converte os valores originais em índices ordenados para otimizar o radix sort. </text:p>
        </text:list-item>
      </text:list>
      <text:p text:style-name="Horizontal_20_Line"/>
      <text:h text:style-name="Heading_20_3" text:outline-level="3"><text:span text:style-name="Strong_20_Emphasis">Passo 6.2 - Radix Sort</text:span></text:h>
      <text:p text:style-name="Preformatted_20_Text"><text:span text:style-name="Source_20_Text">static void lsd_radix(t_pushswap *ps, int maxbits)</text:span></text:p>
      <text:p text:style-name="Preformatted_20_Text"><text:span text:style-name="Source_20_Text">{</text:span></text:p>
      <text:p text:style-name="Preformatted_20_Text"><text:span text:style-name="Source_20_Text"><text:s text:c="4"/>int bit = 0, i, sz, v;</text:span></text:p>
      <text:p text:style-name="Preformatted_20_Text"><text:span text:style-name="Source_20_Text"><text:s text:c="4"/>while (bit &lt; maxbits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 = 0;</text:span></text:p>
      <text:p text:style-name="Preformatted_20_Text"><text:span text:style-name="Source_20_Text"><text:s text:c="8"/>sz = ps-&gt;size_a;</text:span></text:p>
      <text:p text:style-name="Preformatted_20_Text"><text:span text:style-name="Source_20_Text"><text:s text:c="8"/>while (i &lt; sz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v = ps-&gt;stack_a-&gt;value;</text:span></text:p>
      <text:p text:style-name="Preformatted_20_Text"><text:span text:style-name="Source_20_Text"><text:s text:c="12"/>if (((v &gt;&gt; bit) &amp; 1) == 0)</text:span></text:p>
      <text:p text:style-name="Preformatted_20_Text"><text:span text:style-name="Source_20_Text"><text:s text:c="16"/>pb(ps);</text:span></text:p>
      <text:p text:style-name="Preformatted_20_Text"><text:span text:style-name="Source_20_Text"><text:s text:c="12"/>else</text:span></text:p>
      <text:p text:style-name="Preformatted_20_Text"><text:span text:style-name="Source_20_Text"><text:s text:c="16"/>ra(ps);</text:span></text:p>
      <text:p text:style-name="Preformatted_20_Text"><text:span text:style-name="Source_20_Text"><text:s text:c="12"/>i++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8"/>i = 0;</text:span></text:p>
      <text:p text:style-name="Preformatted_20_Text"><text:span text:style-name="Source_20_Text"><text:s text:c="8"/>while (ps-&gt;size_b)</text:span></text:p>
      <text:p text:style-name="Preformatted_20_Text"><text:span text:style-name="Source_20_Text"><text:s text:c="12"/>pa(ps);</text:span></text:p>
      <text:p text:style-name="Preformatted_20_Text"><text:span text:style-name="Source_20_Text"><text:s text:c="8"/>bit++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O que acontece aqui?</text:span></text:h>
      <text:list text:style-name="L5">
        <text:list-item>
          <text:p text:style-name="P11">Percorre os bits de cada número e move os "0" para <text:span text:style-name="Source_20_Text">stack_b</text:span>, depois retorna todos para <text:span text:style-name="Source_20_Text">stack_a</text:span>. </text:p>
        </text:list-item>
        <text:list-item>
          <text:p text:style-name="P10">Usa a técnica de <text:span text:style-name="Strong_20_Emphasis">Least Significant Digit (LSD) Radix Sort</text:span>. </text:p>
        </text:list-item>
      </text:list>
      <text:p text:style-name="Horizontal_20_Line"/>
      <text:h text:style-name="Heading_20_1" text:outline-level="1">🔍 Passo 7: Liberação de Memória (<text:span text:style-name="Source_20_Text">stack_utils.c</text:span>)</text:h>
      <text:p text:style-name="Preformatted_20_Text"><text:span text:style-name="Source_20_Text">void free_stack(t_node **stack)</text:span></text:p>
      <text:p text:style-name="Preformatted_20_Text"><text:span text:style-name="Source_20_Text">{</text:span></text:p>
      <text:p text:style-name="Preformatted_20_Text"><text:span text:style-name="Source_20_Text"><text:s text:c="4"/>t_node *tmp;</text:span></text:p>
      <text:p text:style-name="Preformatted_20_Text"/>
      <text:p text:style-name="Preformatted_20_Text"><text:span text:style-name="Source_20_Text"><text:s text:c="4"/>while (*stack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mp = (*stack)-&gt;next;</text:span></text:p>
      <text:p text:style-name="Preformatted_20_Text"><text:span text:style-name="Source_20_Text"><text:s text:c="8"/>free(*stack);</text:span></text:p>
      <text:p text:style-name="Preformatted_20_Text"><text:span text:style-name="Source_20_Text"><text:s text:c="8"/>*stack = tmp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O que acontece aqui?</text:span></text:h>
      <text:list text:style-name="L6">
        <text:list-item>
          <text:p text:style-name="P13">Libera a memória alocada para os nós da pilha. </text:p>
        </text:list-item>
        <text:list-item>
          <text:p text:style-name="P12">Percorre a <text:span text:style-name="Source_20_Text">stack</text:span> e libera cada nó individualmente. </text:p>
        </text:list-item>
      </text:list>
      <text:p text:style-name="Horizontal_20_Line"/>
      <text:h text:style-name="Heading_20_1" text:outline-level="1">🔍 Estrutura do Projeto</text:h>
      <text:p text:style-name="Text_20_body">A estrutura de pastas do projeto está organizada da seguinte maneira:</text:p>
      <text:p text:style-name="Preformatted_20_Text"><text:span text:style-name="Source_20_Text">/raiz_do_projeto</text:span></text:p>
      <text:p text:style-name="Preformatted_20_Text"><text:span text:style-name="Source_20_Text">│── Makefile</text:span></text:p>
      <text:p text:style-name="Preformatted_20_Text"><text:span text:style-name="Source_20_Text">│── push_swap.h</text:span></text:p>
      <text:p text:style-name="Preformatted_20_Text"><text:span text:style-name="Source_20_Text">│── main.c</text:span></text:p>
      <text:p text:style-name="Preformatted_20_Text"><text:span text:style-name="Source_20_Text">│── parse_args.c</text:span></text:p>
      <text:p text:style-name="Preformatted_20_Text"><text:span text:style-name="Source_20_Text">│── small_sorts.c</text:span></text:p>
      <text:p text:style-name="Preformatted_20_Text"><text:span text:style-name="Source_20_Text">│── turkish_sort.c</text:span></text:p>
      <text:p text:style-name="Preformatted_20_Text"><text:span text:style-name="Source_20_Text">│── error_handling.c</text:span></text:p>
      <text:p text:style-name="Preformatted_20_Text"><text:span text:style-name="Source_20_Text">│── push_instruction.c</text:span></text:p>
      <text:p text:style-name="Preformatted_20_Text"><text:span text:style-name="Source_20_Text">│── rotate_instructions.c</text:span></text:p>
      <text:p text:style-name="Preformatted_20_Text"><text:span text:style-name="Source_20_Text">│── rotate_instructions2.c</text:span></text:p>
      <text:p text:style-name="Preformatted_20_Text"><text:span text:style-name="Source_20_Text">│── move_instructions.c</text:span></text:p>
      <text:p text:style-name="Preformatted_20_Text"><text:span text:style-name="Source_20_Text">│── stack_ops.c</text:span></text:p>
      <text:p text:style-name="Preformatted_20_Text"><text:span text:style-name="Source_20_Text">│── stack_utils.c</text:span></text:p>
      <text:p text:style-name="Preformatted_20_Text"><text:soft-page-break/><text:span text:style-name="Source_20_Text">│── libft/ <text:s text:c="3"/># Pasta contendo a libft usada pelo projeto</text:span></text:p>
      <text:p text:style-name="Preformatted_20_Text"><text:span text:style-name="Source_20_Text">│ <text:s text:c="2"/>├── libft.a</text:span></text:p>
      <text:p text:style-name="Preformatted_20_Text"><text:span text:style-name="Source_20_Text">│ <text:s text:c="2"/>├── ft_atoi.c</text:span></text:p>
      <text:p text:style-name="Preformatted_20_Text"><text:span text:style-name="Source_20_Text">│ <text:s text:c="2"/>├── ft_atol.c</text:span></text:p>
      <text:p text:style-name="Preformatted_20_Text"><text:span text:style-name="Source_20_Text">│ <text:s text:c="2"/>├── ft_isnumber.c</text:span></text:p>
      <text:p text:style-name="P1"><text:span text:style-name="Source_20_Text">│ <text:s text:c="2"/>├── ... (outras funções da libft)</text:span></text:p>
      <text:p text:style-name="Text_20_body">🔹 <text:span text:style-name="Strong_20_Emphasis">Tudo está na raiz do projeto, com a </text:span><text:span text:style-name="Strong_20_Emphasis"><text:span text:style-name="Source_20_Text">libft</text:span></text:span><text:span text:style-name="Strong_20_Emphasis"> separada dentro da pasta </text:span><text:span text:style-name="Strong_20_Emphasis"><text:span text:style-name="Source_20_Text">libft/</text:span></text:span><text:span text:style-name="Strong_20_Emphasis">.</text:span></text:p>
      <text:p text:style-name="Text_20_body">✅ <text:span text:style-name="Strong_20_Emphasis">Agora o documento está completo!</text:span> Se precisar de mais alguma coisa, me avise!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5:32:59.557269143</meta:creation-date>
    <dc:date>2025-02-27T05:35:39.241492796</dc:date>
    <meta:editing-duration>PT2M41S</meta:editing-duration>
    <meta:editing-cycles>1</meta:editing-cycles>
    <meta:document-statistic meta:table-count="0" meta:image-count="0" meta:object-count="0" meta:page-count="6" meta:paragraph-count="207" meta:word-count="790" meta:character-count="5650" meta:non-whitespace-character-count="4333"/>
    <meta:generator>LibreOffice/24.2.7.2$Linux_X86_64 LibreOffice_project/420$Build-2</meta:generator>
  </office:meta>
</office:document-meta>
</file>